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3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1023.2" calcext:value-type="float">
            <text:p>1023.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284.821893665342" calcext:value-type="float">
            <text:p>284.821893665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278363852292163" calcext:value-type="float">
            <text:p>0.278363852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1:47:08.334000000</dc:date>
    <meta:editing-duration>PT2M11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